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fo:language="ru" fo:country="RU" style:font-size-asian="12pt" style:font-name-complex="Arial2" style:font-size-complex="12pt" style:font-weight-complex="bold"/>
    </style:style>
    <style:style style:name="P2" style:family="paragraph" style:parent-style-name="Standard" style:list-style-name="WWNum1">
      <style:text-properties style:font-name="Arial1" fo:font-size="12pt" fo:language="en" fo:country="US" style:font-size-asian="12pt" style:font-name-complex="Arial2" style:font-size-complex="12pt" style:font-weight-complex="bold"/>
    </style:style>
    <style:style style:name="P3" style:family="paragraph" style:parent-style-name="Standard">
      <style:paragraph-properties fo:margin-left="0.501cm" fo:margin-right="0cm" fo:text-indent="-0.501cm" style:auto-text-indent="false"/>
      <style:text-properties style:font-name="Arial1" fo:font-size="12pt" style:font-size-asian="12pt" style:font-name-complex="Arial2" style:font-size-complex="12pt" style:font-weight-complex="bold"/>
    </style:style>
    <style:style style:name="P4" style:family="paragraph" style:parent-style-name="Standard">
      <style:paragraph-properties fo:margin-left="0.501cm" fo:margin-right="0cm" fo:text-indent="-0.501cm" style:auto-text-indent="false"/>
      <style:text-properties style:font-name="Arial1" fo:font-size="12pt" fo:language="en" fo:country="US" style:font-size-asian="12pt" style:font-name-complex="Arial2" style:font-size-complex="12pt" style:font-weight-complex="bold"/>
    </style:style>
    <style:style style:name="P5" style:family="paragraph" style:parent-style-name="Standard">
      <style:paragraph-properties fo:margin-left="0.501cm" fo:margin-right="0cm" fo:text-indent="-0.501cm" style:auto-text-indent="false"/>
      <style:text-properties style:font-name="Arial1" fo:font-size="12pt" fo:language="ru" fo:country="RU" style:font-size-asian="12pt" style:font-name-complex="Arial2" style:font-size-complex="12pt" style:font-weight-complex="bold"/>
    </style:style>
    <style:style style:name="P6" style:family="paragraph" style:parent-style-name="List_20_Paragraph" style:list-style-name="WWNum1">
      <style:paragraph-properties fo:margin-left="0.501cm" fo:margin-right="0cm" fo:text-indent="-0.501cm" style:auto-text-indent="false"/>
    </style:style>
    <style:style style:name="P7" style:family="paragraph" style:parent-style-name="List_20_Paragraph">
      <style:paragraph-properties fo:margin-left="0.501cm" fo:margin-right="0cm" fo:text-indent="-0.501cm" style:auto-text-indent="false"/>
      <style:text-properties style:font-name="Arial1" fo:font-size="12pt" fo:language="en" fo:country="US" style:font-size-asian="12pt" style:font-name-complex="Arial2" style:font-size-complex="12pt" style:font-weight-complex="bold"/>
    </style:style>
    <style:style style:name="P8" style:family="paragraph" style:parent-style-name="List_20_Paragraph" style:list-style-name="WWNum1" style:master-page-name="Standard">
      <style:paragraph-properties fo:margin-left="0.501cm" fo:margin-right="0cm" fo:text-indent="-0.501cm" style:auto-text-indent="false" style:page-number="auto"/>
    </style:style>
    <style:style style:name="T1" style:family="text">
      <style:text-properties style:font-name="Arial1" fo:font-size="12pt" style:font-size-asian="12pt" style:font-name-complex="Arial2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64875910400692047" text:style-name="WWNum1">
        <text:list-item>
          <text:p text:style-name="P8"><text:span text:style-name="T1">Какое будет выведено значение: let x = 5; alert( x++ ); ?</text:span></text:p>
        </text:list-item>
      </text:list>
      <text:p text:style-name="P3">5</text:p>
      <text:list xml:id="list42221231" text:continue-numbering="true" text:style-name="WWNum1">
        <text:list-item>
          <text:p text:style-name="P6"><text:span text:style-name="T1">Чему равно такое выражение: [ ] + false - null + true ?</text:span></text:p>
        </text:list-item>
      </text:list>
      <text:p text:style-name="P4">NaN</text:p>
      <text:list xml:id="list42220946" text:continue-numbering="true" text:style-name="WWNum1">
        <text:list-item>
          <text:p text:style-name="P6"><text:span text:style-name="T1">Что выведет этот код: let y = 1; let x = y = 2; alert(x); ?</text:span><text:bookmark text:name="_GoBack"/></text:p>
        </text:list-item>
      </text:list>
      <text:p text:style-name="P3">2</text:p>
      <text:list xml:id="list42220631" text:continue-numbering="true" text:style-name="WWNum1">
        <text:list-item>
          <text:p text:style-name="P6"><text:span text:style-name="T1">Чему равна сумма [ ] + 1 + 2?</text:span></text:p>
        </text:list-item>
      </text:list>
      <text:p text:style-name="P4">12</text:p>
      <text:list xml:id="list42216041" text:continue-numbering="true" text:style-name="WWNum1">
        <text:list-item>
          <text:p text:style-name="P6"><text:span text:style-name="T1">Что выведет этот код: alert( "1"[0] )?</text:span></text:p>
        </text:list-item>
      </text:list>
      <text:p text:style-name="P4">1</text:p>
      <text:list xml:id="list42224383" text:continue-numbering="true" text:style-name="WWNum1">
        <text:list-item>
          <text:p text:style-name="P6"><text:span text:style-name="T1">Чему равно 2 &amp;&amp; 1 &amp;&amp; null &amp;&amp; 0 &amp;&amp; undefined ?</text:span></text:p>
        </text:list-item>
      </text:list>
      <text:p text:style-name="P7">null</text:p>
      <text:list xml:id="list42232590" text:continue-numbering="true" text:style-name="WWNum1">
        <text:list-item>
          <text:p text:style-name="P6"><text:span text:style-name="T1">Есть ли разница между выражениями? !!( a &amp;&amp; b ) и (a &amp;&amp; b)?</text:span></text:p>
        </text:list-item>
      </text:list>
      <text:p text:style-name="P5">не знаю</text:p>
      <text:list xml:id="list42204899" text:continue-numbering="true" text:style-name="WWNum1">
        <text:list-item>
          <text:p text:style-name="P6"><text:span text:style-name="T1">Что выведет этот код: alert( null || 2 &amp;&amp; 3 || 4 ); ?</text:span></text:p>
        </text:list-item>
      </text:list>
      <text:p text:style-name="P4">3</text:p>
      <text:list xml:id="list42220306" text:continue-numbering="true" text:style-name="WWNum1">
        <text:list-item>
          <text:p text:style-name="P6"><text:span text:style-name="T1">a = [1, 2, 3]; b = [1, 2, 3]; Правда ли что a == b ?</text:span></text:p>
        </text:list-item>
      </text:list>
      <text:p text:style-name="P3">да</text:p>
      <text:list xml:id="list42230897" text:continue-numbering="true" text:style-name="WWNum1">
        <text:list-item>
          <text:p text:style-name="P6"><text:span text:style-name="T1">Что выведет этот код: alert( +"Infinity" ); ?</text:span></text:p>
        </text:list-item>
      </text:list>
      <text:p text:style-name="P3">Infinity </text:p>
      <text:list xml:id="list42221508" text:continue-numbering="true" text:style-name="WWNum1">
        <text:list-item>
          <text:p text:style-name="P6"><text:span text:style-name="T1">Верно ли сравнение: "ёжик" &gt; "яблоко"?</text:span></text:p>
        </text:list-item>
      </text:list>
      <text:p text:style-name="P5">не знаю</text:p>
      <text:list xml:id="list42210281" text:continue-numbering="true" text:style-name="WWNum1">
        <text:list-item>
          <text:p text:style-name="P6"><text:span text:style-name="T1">Чему равно 0 || "" || 2 || undefined || true || falsе ?</text:span></text:p>
          <text:p text:style-name="P2">2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an</meta:initial-creator>
    <dc:creator>вита чернова</dc:creator>
    <meta:editing-cycles>3</meta:editing-cycles>
    <meta:creation-date>2018-03-19T09:56:00</meta:creation-date>
    <dc:date>2018-08-09T22:02:23.13</dc:date>
    <meta:editing-duration>PT7S</meta:editing-duration>
    <meta:generator>OpenOffice/4.1.5$Win32 OpenOffice.org_project/415m1$Build-9789</meta:generator>
    <meta:document-statistic meta:table-count="0" meta:image-count="0" meta:object-count="0" meta:page-count="2" meta:paragraph-count="25" meta:word-count="169" meta:character-count="642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